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Mangal1" svg:font-family="Manga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Droid Sans Mono" svg:font-family="'Droid Sans Mono'" style:font-adornments="Normal" style:font-family-generic="modern" style:font-pitch="variable"/>
    <style:font-face style:name="Times New Roman" svg:font-family="'Times New Roman'" style:font-family-generic="roman" style:font-pitch="variable"/>
    <style:font-face style:name="DejaVu Sans1" svg:font-family="'DejaVu Sans'" style:font-adornments="Bold" style:font-family-generic="swiss" style:font-pitch="variable"/>
    <style:font-face style:name="DejaVu Sans" svg:font-family="'DejaVu Sans'" style:font-adornments="Book" style:font-family-generic="swiss" style:font-pitch="variable"/>
    <style:font-face style:name="DejaVu Sans Light" svg:font-family="'DejaVu Sans Light'" style:font-adornments="ExtraLight" style:font-family-generic="swiss" style:font-pitch="variable"/>
    <style:font-face style:name="Droid Sans" svg:font-family="'Droid Sans'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7.0736in" fo:margin-left="0in" fo:margin-right="0.1965in" table:align="margins"/>
    </style:style>
    <style:style style:name="Table1.A" style:family="table-column">
      <style:table-column-properties style:column-width="1.9042in" style:rel-column-width="2742*"/>
    </style:style>
    <style:style style:name="Table1.B" style:family="table-column">
      <style:table-column-properties style:column-width="2.2826in" style:rel-column-width="3287*"/>
    </style:style>
    <style:style style:name="Table1.C" style:family="table-column">
      <style:table-column-properties style:column-width="0.0625in" style:rel-column-width="90*"/>
    </style:style>
    <style:style style:name="Table1.D" style:family="table-column">
      <style:table-column-properties style:column-width="1.0632in" style:rel-column-width="1531*"/>
    </style:style>
    <style:style style:name="Table1.E" style:family="table-column">
      <style:table-column-properties style:column-width="1.7611in" style:rel-column-width="2536*"/>
    </style:style>
    <style:style style:name="Table1.A1" style:family="table-cell">
      <style:table-cell-properties fo:padding="0in" fo:border="none"/>
    </style:style>
    <style:style style:name="P1" style:family="paragraph" style:parent-style-name="Heading">
      <style:paragraph-properties fo:margin-top="0in" fo:margin-bottom="0.0799in" loext:contextual-spacing="false" fo:line-height="100%" fo:text-align="start" style:justify-single-word="false" fo:padding="0in" fo:border="none" style:shadow="none" fo:keep-with-next="always" style:join-border="true"/>
      <style:text-properties officeooo:paragraph-rsid="004aa9c6"/>
    </style:style>
    <style:style style:name="P2" style:family="paragraph" style:parent-style-name="Heading">
      <style:paragraph-properties fo:margin-top="0in" fo:margin-bottom="0.0799in" loext:contextual-spacing="false" fo:line-height="100%" fo:text-align="start" style:justify-single-word="false" fo:padding="0in" fo:border="none" style:shadow="none" style:join-border="true"/>
      <style:text-properties officeooo:paragraph-rsid="004aa9c6"/>
    </style:style>
    <style:style style:name="P3" style:family="paragraph" style:parent-style-name="Table_20_Contents">
      <style:text-properties officeooo:paragraph-rsid="0011a41e"/>
    </style:style>
    <style:style style:name="P4" style:family="paragraph" style:parent-style-name="Table_20_Contents">
      <style:text-properties officeooo:rsid="0011a41e" officeooo:paragraph-rsid="0011a41e"/>
    </style:style>
    <style:style style:name="P5" style:family="paragraph" style:parent-style-name="Table_20_Contents">
      <style:text-properties officeooo:rsid="001abd1e" officeooo:paragraph-rsid="001abd1e"/>
    </style:style>
    <style:style style:name="P6" style:family="paragraph" style:parent-style-name="Table_20_Contents">
      <style:text-properties fo:font-weight="normal" officeooo:rsid="001abd1e" officeooo:paragraph-rsid="001abd1e" style:font-weight-asian="normal" style:font-weight-complex="normal"/>
    </style:style>
    <style:style style:name="P7" style:family="paragraph" style:parent-style-name="Table_20_Contents">
      <style:text-properties fo:font-style="italic" officeooo:rsid="001abd1e" officeooo:paragraph-rsid="001abd1e" style:font-style-asian="italic" style:font-style-complex="italic"/>
    </style:style>
    <style:style style:name="P8" style:family="paragraph" style:parent-style-name="Table_20_Contents">
      <style:text-properties fo:font-style="italic" officeooo:rsid="002af519" officeooo:paragraph-rsid="002af519" style:font-style-asian="italic" style:font-style-complex="italic"/>
    </style:style>
    <style:style style:name="P9" style:family="paragraph" style:parent-style-name="Table_20_Contents">
      <style:text-properties officeooo:paragraph-rsid="002bf066"/>
    </style:style>
    <style:style style:name="P10" style:family="paragraph" style:parent-style-name="Table_20_Contents">
      <style:text-properties officeooo:rsid="0042d43c" officeooo:paragraph-rsid="0042d43c"/>
    </style:style>
    <style:style style:name="P11" style:family="paragraph" style:parent-style-name="Heading_20_2">
      <style:text-properties officeooo:paragraph-rsid="0038ecae"/>
    </style:style>
    <style:style style:name="P12" style:family="paragraph" style:parent-style-name="Heading_20_2">
      <style:text-properties officeooo:paragraph-rsid="004c121b"/>
    </style:style>
    <style:style style:name="P13" style:family="paragraph" style:parent-style-name="Heading_20_3">
      <style:text-properties officeooo:paragraph-rsid="002360fe"/>
    </style:style>
    <style:style style:name="P14" style:family="paragraph" style:parent-style-name="Heading_20_3">
      <style:text-properties officeooo:rsid="0034f7c7" officeooo:paragraph-rsid="0034f7c7"/>
    </style:style>
    <style:style style:name="P15" style:family="paragraph" style:parent-style-name="Heading_20_3">
      <style:text-properties officeooo:rsid="0038ecae" officeooo:paragraph-rsid="0038ecae"/>
    </style:style>
    <style:style style:name="P16" style:family="paragraph" style:parent-style-name="Heading_20_3">
      <style:text-properties officeooo:rsid="003c0125" officeooo:paragraph-rsid="003c0125"/>
    </style:style>
    <style:style style:name="P17" style:family="paragraph" style:parent-style-name="Heading_20_3">
      <style:paragraph-properties fo:margin-left="0.05in" fo:margin-right="0.05in" fo:margin-top="0.0898in" fo:margin-bottom="0.0898in" loext:contextual-spacing="false" fo:line-height="100%" fo:text-align="end" style:justify-single-word="false" fo:text-indent="0in" style:auto-text-indent="false" fo:padding="0in" fo:border="none" style:shadow="none" fo:keep-with-next="always" style:join-border="false">
        <style:tab-stops/>
      </style:paragraph-properties>
      <style:text-properties fo:color="#b3b3b3" style:font-name="DejaVu Sans1" fo:font-size="10pt" style:font-name-asian="Microsoft YaHei" style:font-size-asian="14pt" style:font-name-complex="Mangal" style:font-size-complex="14pt"/>
    </style:style>
    <style:style style:name="P18" style:family="paragraph" style:parent-style-name="Heading_20_3">
      <style:paragraph-properties fo:margin-left="0.05in" fo:margin-right="0.05in" fo:line-height="100%" fo:text-align="end" style:justify-single-word="false" fo:text-indent="0in" style:auto-text-indent="false" fo:padding="0in" fo:border="none" style:shadow="none" fo:keep-with-next="always" style:join-border="false">
        <style:tab-stops/>
      </style:paragraph-properties>
      <style:text-properties fo:color="#b3b3b3" style:font-name="DejaVu Sans1" fo:font-size="10pt" fo:font-weight="normal" style:font-name-asian="Microsoft YaHei" style:font-size-asian="14pt" style:font-weight-asian="bold" style:font-name-complex="Mangal" style:font-size-complex="14pt" style:font-weight-complex="bold"/>
    </style:style>
    <style:style style:name="P19" style:family="paragraph" style:parent-style-name="Heading_20_4">
      <style:text-properties officeooo:rsid="00217531" officeooo:paragraph-rsid="001abd1e"/>
    </style:style>
    <style:style style:name="P20" style:family="paragraph" style:parent-style-name="Heading_20_4">
      <style:text-properties officeooo:rsid="002af519" officeooo:paragraph-rsid="002af519"/>
    </style:style>
    <style:style style:name="P21" style:family="paragraph" style:parent-style-name="Heading_20_4">
      <style:text-properties officeooo:rsid="002bf066"/>
    </style:style>
    <style:style style:name="P22" style:family="paragraph" style:parent-style-name="Heading_20_4">
      <style:text-properties officeooo:rsid="0030a6c6" officeooo:paragraph-rsid="0030a6c6"/>
    </style:style>
    <style:style style:name="P23" style:family="paragraph" style:parent-style-name="Heading_20_4">
      <style:text-properties officeooo:rsid="0034f7c7" officeooo:paragraph-rsid="0038ecae"/>
    </style:style>
    <style:style style:name="P24" style:family="paragraph" style:parent-style-name="Heading_20_4">
      <style:text-properties officeooo:rsid="0038ecae" officeooo:paragraph-rsid="0047e602"/>
    </style:style>
    <style:style style:name="P25" style:family="paragraph" style:parent-style-name="Heading_20_4">
      <style:text-properties officeooo:rsid="0039fbbb" officeooo:paragraph-rsid="0047e602"/>
    </style:style>
    <style:style style:name="P26" style:family="paragraph" style:parent-style-name="Heading_20_4">
      <style:text-properties officeooo:rsid="003c0125" officeooo:paragraph-rsid="003c0125"/>
    </style:style>
    <style:style style:name="P27" style:family="paragraph" style:parent-style-name="Heading_20_4">
      <style:paragraph-properties fo:margin-left="0.05in" fo:margin-right="0.05in" fo:margin-top="0.05in" fo:margin-bottom="0.05in" loext:contextual-spacing="false" fo:line-height="100%" fo:text-align="justify" style:justify-single-word="false" fo:text-indent="0in" style:auto-text-indent="false" fo:padding="0in" fo:border="none" style:shadow="none" fo:keep-with-next="always" style:join-border="false">
        <style:tab-stops/>
      </style:paragraph-properties>
      <style:text-properties style:font-name="DejaVu Sans1" fo:font-size="9pt" style:text-underline-style="none" fo:font-weight="bold" officeooo:rsid="001abd1e" officeooo:paragraph-rsid="001abd1e" style:font-name-asian="Microsoft YaHei" style:font-size-asian="18.7000007629395pt" style:font-weight-asian="bold" style:font-name-complex="Mangal" style:font-size-complex="18.7000007629395pt" style:font-weight-complex="bold"/>
    </style:style>
    <style:style style:name="P28" style:family="paragraph" style:parent-style-name="Table_20_Contents">
      <style:text-properties officeooo:rsid="0011a41e" officeooo:paragraph-rsid="002360fe"/>
    </style:style>
    <style:style style:name="P29" style:family="paragraph" style:parent-style-name="Table_20_Contents" style:list-style-name="L1">
      <style:text-properties officeooo:rsid="001abd1e" officeooo:paragraph-rsid="0020785a"/>
    </style:style>
    <style:style style:name="P30" style:family="paragraph" style:parent-style-name="Table_20_Contents">
      <style:text-properties fo:font-style="italic" officeooo:rsid="00217531" officeooo:paragraph-rsid="00217531" style:font-style-asian="italic" style:font-style-complex="italic"/>
    </style:style>
    <style:style style:name="P31" style:family="paragraph" style:parent-style-name="Table_20_Contents">
      <style:text-properties fo:font-style="italic" officeooo:rsid="002bf066" officeooo:paragraph-rsid="002bf066" style:font-style-asian="italic" style:font-style-complex="italic"/>
    </style:style>
    <style:style style:name="P32" style:family="paragraph" style:parent-style-name="Table_20_Contents" style:list-style-name="L2">
      <style:text-properties fo:font-weight="normal" officeooo:rsid="0026b7af" officeooo:paragraph-rsid="0020785a" style:font-weight-asian="normal" style:font-weight-complex="normal"/>
    </style:style>
    <style:style style:name="P33" style:family="paragraph" style:parent-style-name="Table_20_Contents" style:list-style-name="L2">
      <style:text-properties officeooo:rsid="00282650" officeooo:paragraph-rsid="00282650"/>
    </style:style>
    <style:style style:name="P34" style:family="paragraph" style:parent-style-name="Table_20_Contents" style:list-style-name="L2">
      <style:text-properties officeooo:rsid="002b590b" officeooo:paragraph-rsid="002b590b"/>
    </style:style>
    <style:style style:name="T1" style:family="text">
      <style:text-properties officeooo:rsid="0011a41e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b9e24" style:font-weight-asian="bold" style:font-weight-complex="bold"/>
    </style:style>
    <style:style style:name="T4" style:family="text">
      <style:text-properties fo:font-weight="bold" officeooo:rsid="001c7135" style:font-weight-asian="bold" style:font-weight-complex="bold"/>
    </style:style>
    <style:style style:name="T5" style:family="text">
      <style:text-properties officeooo:rsid="001b9e24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20079e" style:font-weight-asian="normal" style:font-weight-complex="normal"/>
    </style:style>
    <style:style style:name="T8" style:family="text">
      <style:text-properties fo:font-weight="normal" officeooo:rsid="0020785a" style:font-weight-asian="normal" style:font-weight-complex="normal"/>
    </style:style>
    <style:style style:name="T9" style:family="text">
      <style:text-properties fo:font-weight="normal" officeooo:rsid="0026b7af" style:font-weight-asian="normal" style:font-weight-complex="normal"/>
    </style:style>
    <style:style style:name="T10" style:family="text">
      <style:text-properties fo:font-weight="normal" officeooo:rsid="002a1b08" style:font-weight-asian="normal" style:font-weight-complex="normal"/>
    </style:style>
    <style:style style:name="T11" style:family="text">
      <style:text-properties fo:font-weight="normal" officeooo:rsid="002b779a" style:font-weight-asian="normal" style:font-weight-complex="normal"/>
    </style:style>
    <style:style style:name="T12" style:family="text">
      <style:text-properties officeooo:rsid="00217531"/>
    </style:style>
    <style:style style:name="T13" style:family="text">
      <style:text-properties style:font-name="DejaVu Sans1" fo:font-weight="bold" officeooo:rsid="0011a41e" style:font-name-asian="Microsoft YaHei" style:font-name-complex="Mangal"/>
    </style:style>
    <style:style style:name="T14" style:family="text">
      <style:text-properties style:font-name="DejaVu Sans1" fo:font-size="18pt" fo:font-weight="bold" officeooo:rsid="0011a41e" style:font-name-asian="Microsoft YaHei" style:font-size-asian="18pt" style:font-name-complex="Mangal" style:font-size-complex="18pt"/>
    </style:style>
    <style:style style:name="T15" style:family="text">
      <style:text-properties officeooo:rsid="002360fe"/>
    </style:style>
    <style:style style:name="T16" style:family="text">
      <style:text-properties officeooo:rsid="002aacdb"/>
    </style:style>
    <style:style style:name="T17" style:family="text">
      <style:text-properties officeooo:rsid="002bf066"/>
    </style:style>
    <style:style style:name="T18" style:family="text">
      <style:text-properties fo:color="#666666" style:font-name="DejaVu Sans Light" fo:font-size="8.80000019073486pt" fo:font-weight="bold" officeooo:rsid="002305f1" style:font-name-asian="Microsoft YaHei" style:font-size-asian="25.2999992370605pt" style:font-weight-asian="bold" style:font-name-complex="Mangal" style:font-size-complex="25.2999992370605pt" style:font-weight-complex="bold"/>
    </style:style>
    <style:style style:name="T19" style:family="text">
      <style:text-properties fo:color="#666666" style:font-name="DejaVu Sans Light" fo:font-size="8.80000019073486pt" fo:font-weight="bold" officeooo:rsid="002f1657" style:font-name-asian="Microsoft YaHei" style:font-size-asian="25.2999992370605pt" style:font-weight-asian="bold" style:font-name-complex="Mangal" style:font-size-complex="25.2999992370605pt" style:font-weight-complex="bold"/>
    </style:style>
    <style:style style:name="T20" style:family="text">
      <style:text-properties officeooo:rsid="0030a6c6"/>
    </style:style>
    <style:style style:name="T21" style:family="text">
      <style:text-properties officeooo:rsid="0035a7d2"/>
    </style:style>
    <style:style style:name="T22" style:family="text">
      <style:text-properties officeooo:rsid="0038ecae"/>
    </style:style>
    <style:style style:name="T23" style:family="text">
      <style:text-properties officeooo:rsid="0039fbbb"/>
    </style:style>
    <style:style style:name="T24" style:family="text">
      <style:text-properties officeooo:rsid="003bb04e"/>
    </style:style>
    <style:style style:name="T25" style:family="text">
      <style:text-properties officeooo:rsid="003d70f1"/>
    </style:style>
    <style:style style:name="T26" style:family="text">
      <style:text-properties officeooo:rsid="003f3f14"/>
    </style:style>
    <style:style style:name="T27" style:family="text">
      <style:text-properties style:font-name="DejaVu Sans" fo:font-size="9pt" fo:font-weight="normal" officeooo:rsid="0042d43c" style:font-size-asian="10.5pt" style:font-weight-asian="normal" style:font-weight-complex="normal"/>
    </style:style>
    <style:style style:name="T28" style:family="text">
      <style:text-properties officeooo:rsid="004c121b"/>
    </style:style>
    <text:list-style style:name="L1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5in" fo:text-indent="-0.25in" fo:margin-left="0.5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8in" fo:text-indent="-0.25in" fo:margin-left="0.8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5in" fo:text-indent="-0.25in" fo:margin-left="1.0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3in" fo:text-indent="-0.25in" fo:margin-left="1.3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5in" fo:text-indent="-0.25in" fo:margin-left="1.5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8in" fo:text-indent="-0.25in" fo:margin-left="1.8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5in" fo:text-indent="-0.25in" fo:margin-left="2.0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3in" fo:text-indent="-0.25in" fo:margin-left="2.3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5in" fo:text-indent="-0.25in" fo:margin-left="2.5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8in" fo:text-indent="-0.25in" fo:margin-left="2.8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table:number-columns-spanned="5" office:value-type="string">
            <text:p text:style-name="P1"><text:span text:style-name="T14">Vishnu Vasan Nehru </text:span><text:span text:style-name="T13"><text:s text:c="26"/></text:span><text:span text:style-name="T18">+91-74113-6779</text:span><text:span text:style-name="T19">7</text:span></text:p>
            <text:p text:style-name="P2"><text:span text:style-name="T18">6+Years - ECU Function &amp; Test Development Engineer <text:s text:c="39"/></text:span><text:a xlink:type="simple" xlink:href="mailto:vishnuvasan@zoho.com" text:style-name="Internet_20_link" text:visited-style-name="Visited_20_Internet_20_Link">vishnuvasan@zoho.com</text:a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5" office:value-type="string">
            <text:h text:style-name="Heading_20_2" text:outline-level="2">+ CONTACT</text:h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h text:style-name="Heading_20_3" text:outline-level="3">Address</text:h>
          </table:table-cell>
          <table:table-cell table:style-name="Table1.A1" table:number-columns-spanned="4" office:value-type="string">
            <text:p text:style-name="P3"><text:span text:style-name="T1">B10,New Housing Unit,</text:span><text:line-break/><text:span text:style-name="T1">Mannargudi,Thiruvarur(D.t)</text:span><text:line-break/><text:span text:style-name="T1">TamilNadu</text:span><text:line-break/><text:span text:style-name="T1">India-614001</text:span></text:p>
          </table:table-cell>
          <table:covered-table-cell/>
          <table:covered-table-cell/>
          <table:covered-table-cell/>
        </table:table-row>
        <table:table-row>
          <table:table-cell table:style-name="Table1.A1" office:value-type="string">
            <text:h text:style-name="P13" text:outline-level="3">Date of birth</text:h>
          </table:table-cell>
          <table:table-cell table:style-name="Table1.A1" office:value-type="string">
            <text:p text:style-name="P28">November 9,1987 (28 years old)</text:p>
          </table:table-cell>
          <table:table-cell table:style-name="Table1.A1" table:number-columns-spanned="2" office:value-type="string">
            <text:h text:style-name="Heading_20_3" text:outline-level="3"><text:span text:style-name="T15">Gender/</text:span>Nationality</text:h>
          </table:table-cell>
          <table:covered-table-cell/>
          <table:table-cell table:style-name="Table1.A1" office:value-type="string">
            <text:p text:style-name="P4"><text:span text:style-name="T15">Male/</text:span>Indian</text:p>
          </table:table-cell>
        </table:table-row>
        <table:table-row>
          <table:table-cell table:style-name="Table1.A1" table:number-columns-spanned="5" office:value-type="string">
            <text:h text:style-name="Heading_20_2" text:outline-level="2">+ EXPERIENCE</text:h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h text:style-name="P17" text:outline-level="3">Sep 2013 – Till Date</text:h>
            <text:h text:style-name="P18" text:outline-level="3"/>
          </table:table-cell>
          <table:table-cell table:style-name="Table1.A1" table:number-columns-spanned="4" office:value-type="string">
            <text:h text:style-name="P27" text:outline-level="4">Mercedes Benz Research and Development India, Bangalore,India</text:h>
            <text:p text:style-name="P7">Specialist Grade I</text:p>
            <text:p text:style-name="P5">Onsite Assignment <text:span text:style-name="T2">@ </text:span><text:span text:style-name="T4">Daimler,</text:span><text:span text:style-name="T2">Stuttgart,Germany: </text:span></text:p>
            <text:p text:style-name="P6"><text:span text:style-name="T3">2014:</text:span><text:span text:style-name="T5"> </text:span>Mar–Jun, Sep-Dec | <text:span text:style-name="T3">2015: </text:span>Ma<text:span text:style-name="T5">r–</text:span>Jun, Oct-Dec</text:p>
            <text:list xml:id="list2466062114025469978" text:style-name="L1">
              <text:list-item>
                <text:p text:style-name="P29"><text:span text:style-name="T8">Test Automation </text:span><text:span text:style-name="T7">Development/Testing for Sensor Diagnostic Functions - Engine ECU in Provetech:TA for dSpace HiL Environment</text:span>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e1.A1" office:value-type="string">
            <text:h text:style-name="P17" text:outline-level="3"><text:span text:style-name="T12">Feb</text:span> 201<text:span text:style-name="T12">1</text:span> – <text:span text:style-name="T12">Sep 2013</text:span></text:h>
            <text:h text:style-name="P18" text:outline-level="3"/>
          </table:table-cell>
          <table:table-cell table:style-name="Table1.A1" table:number-columns-spanned="4" office:value-type="string">
            <text:h text:style-name="P19" text:outline-level="4">Robert Bosch Engineering and Business Solutions,Coimbatore,India</text:h>
            <text:p text:style-name="P30">Senior Software Engineer</text:p>
            <text:list xml:id="list1467629380612129517" text:style-name="L2">
              <text:list-item>
                <text:p text:style-name="P32">Development of Engine ECU Functions – Actuator Test in ASCET</text:p>
              </text:list-item>
              <text:list-item>
                <text:p text:style-name="P33"><text:span text:style-name="T7">D</text:span><text:span text:style-name="T6">ata to Model</text:span><text:span text:style-name="T10">(D2M)</text:span><text:span text:style-name="T6"> Tool Development and Automation</text:span>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e1.A1" office:value-type="string">
            <text:h text:style-name="P17" text:outline-level="3"><text:span text:style-name="T16">Mar 2010</text:span> – <text:span text:style-name="T16">Feb 2011</text:span></text:h>
            <text:h text:style-name="P18" text:outline-level="3"/>
          </table:table-cell>
          <table:table-cell table:style-name="Table1.A1" table:number-columns-spanned="4" office:value-type="string">
            <text:h text:style-name="P20" text:outline-level="4">Automotive Infotronics ( A Joint Venture between Continental AG &amp; Ashok Leyland),Chennai,India</text:h>
            <text:p text:style-name="P8">Graduate Engineer Trainee</text:p>
            <text:list xml:id="list234422979032007" text:continue-numbering="true" text:style-name="L2">
              <text:list-item>
                <text:p text:style-name="P34"><text:span text:style-name="T9">A</text:span><text:span text:style-name="T6">pplication Layer Development for Intelligent Tire System Display in LogiCAD</text:span></text:p>
              </text:list-item>
              <text:list-item>
                <text:p text:style-name="P34"><text:span text:style-name="T6">Black Box Testing for Integrat</text:span><text:span text:style-name="T11">ed </text:span><text:span text:style-name="T6">Body Control Unit and ML Cluster</text:span>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e1.A1" table:number-columns-spanned="5" office:value-type="string">
            <text:h text:style-name="Heading_20_2" text:outline-level="2">+ EDUCATION</text:h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h text:style-name="Heading_20_3" text:outline-level="3">200<text:span text:style-name="T17">4</text:span> - 20<text:span text:style-name="T17">08</text:span></text:h>
            <text:h text:style-name="Heading_20_3" text:outline-level="3"/>
          </table:table-cell>
          <table:table-cell table:style-name="Table1.A1" table:number-columns-spanned="4" office:value-type="string">
            <text:h text:style-name="P21" text:outline-level="4">Bachelor of Engineering – Electronics and Communication Engineering</text:h>
            <text:p text:style-name="P31">77% - I Class</text:p>
            <text:p text:style-name="P9"><text:span text:style-name="T17">Anna University</text:span>/ <text:span text:style-name="T17">Saranathan College of Engineering,Trichy, TamilNadu,India</text:span></text:p>
          </table:table-cell>
          <table:covered-table-cell/>
          <table:covered-table-cell/>
          <table:covered-table-cell/>
        </table:table-row>
        <table:table-row>
          <table:table-cell table:style-name="Table1.A1" table:number-columns-spanned="5" office:value-type="string">
            <text:h text:style-name="Heading_20_2" text:outline-level="2">+ LANGUAGES</text:h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h text:style-name="Heading_20_3" text:outline-level="3">Mother tongue</text:h>
          </table:table-cell>
          <table:table-cell table:style-name="Table1.A1" table:number-columns-spanned="4" office:value-type="string">
            <text:h text:style-name="P22" text:outline-level="4">Tamil</text:h>
          </table:table-cell>
          <table:covered-table-cell/>
          <table:covered-table-cell/>
          <table:covered-table-cell/>
        </table:table-row>
        <table:table-row>
          <table:table-cell table:style-name="Table1.A1" office:value-type="string">
            <text:h text:style-name="Heading_20_3" text:outline-level="3">Foreign languages</text:h>
          </table:table-cell>
          <table:table-cell table:style-name="Table1.A1" table:number-columns-spanned="4" office:value-type="string">
            <text:h text:style-name="Heading_20_4" text:outline-level="4"><text:span text:style-name="T20">English</text:span> <text:s/>- <text:span text:style-name="T27">(Very good command both written and spoken)</text:span></text:h>
            <text:p text:style-name="P10"><text:span text:style-name="T2">German - </text:span>(Currently Learning)</text:p>
          </table:table-cell>
          <table:covered-table-cell/>
          <table:covered-table-cell/>
          <table:covered-table-cell/>
        </table:table-row>
        <table:table-row>
          <table:table-cell table:style-name="Table1.A1" table:number-columns-spanned="5" office:value-type="string">
            <text:h text:style-name="P11" text:outline-level="2">+ IT PROFESSIONAL SKILLS</text:h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h text:style-name="P14" text:outline-level="3">Modeling Tools</text:h>
          </table:table-cell>
          <table:table-cell table:style-name="Table1.A1" table:number-columns-spanned="2" office:value-type="string">
            <text:h text:style-name="P23" text:outline-level="4">MATLAB <text:span text:style-name="T22">Simulink/Stateflow</text:span>,</text:h>
            <text:h text:style-name="P23" text:outline-level="4">ASCET,LogiCAD,<text:span text:style-name="T21">SciLab</text:span></text:h>
          </table:table-cell>
          <table:covered-table-cell/>
          <table:table-cell table:style-name="Table1.A1" office:value-type="string">
            <text:h text:style-name="P14" text:outline-level="3">Languages</text:h>
          </table:table-cell>
          <table:table-cell table:style-name="Table1.A1" office:value-type="string">
            <text:h text:style-name="P23" text:outline-level="4"><text:span text:style-name="T24">VBA,</text:span>Python,Perl,C</text:h>
            <text:h text:style-name="P23" text:outline-level="4">Embedded C,Ruby</text:h>
          </table:table-cell>
        </table:table-row>
        <table:table-row>
          <table:table-cell table:style-name="Table1.A1" office:value-type="string">
            <text:h text:style-name="P15" text:outline-level="3">ECU Tools</text:h>
          </table:table-cell>
          <table:table-cell table:style-name="Table1.A1" table:number-columns-spanned="4" office:value-type="string">
            <text:h text:style-name="P24" text:outline-level="4">Provetech TA,INCA,<text:span text:style-name="T23">Softune, </text:span></text:h>
            <text:h text:style-name="P25" text:outline-level="4">dSpace HiL,ETAS Lab Car</text:h>
          </table:table-cell>
          <table:covered-table-cell/>
          <table:covered-table-cell/>
          <table:covered-table-cell/>
        </table:table-row>
        <table:table-row>
          <table:table-cell table:style-name="Table1.A1" office:value-type="string">
            <text:h text:style-name="P16" text:outline-level="3">Other Skills</text:h>
          </table:table-cell>
          <table:table-cell table:style-name="Table1.A1" table:number-columns-spanned="2" office:value-type="string">
            <text:h text:style-name="P26" text:outline-level="4">Git,Django,J<text:span text:style-name="T25">s</text:span>,</text:h>
            <text:h text:style-name="P26" text:outline-level="4">HTML,D3J<text:span text:style-name="T26">s</text:span></text:h>
          </table:table-cell>
          <table:covered-table-cell/>
          <table:table-cell table:style-name="Table1.A1" office:value-type="string">
            <text:h text:style-name="P16" text:outline-level="3">Operating System</text:h>
          </table:table-cell>
          <table:table-cell table:style-name="Table1.A1" office:value-type="string">
            <text:h text:style-name="P26" text:outline-level="4">Windows,<text:span text:style-name="T28">OS X</text:span></text:h>
            <text:h text:style-name="P26" text:outline-level="4">Linux</text:h>
          </table:table-cell>
        </table:table-row>
        <table:table-row>
          <table:table-cell table:style-name="Table1.A1" table:number-columns-spanned="5" office:value-type="string">
            <text:h text:style-name="P12" text:outline-level="2"/>
          </table:table-cell>
          <table:covered-table-cell/>
          <table:covered-table-cell/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Mangal1" svg:font-family="Manga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Droid Sans Mono" svg:font-family="'Droid Sans Mono'" style:font-adornments="Normal" style:font-family-generic="modern" style:font-pitch="variable"/>
    <style:font-face style:name="Times New Roman" svg:font-family="'Times New Roman'" style:font-family-generic="roman" style:font-pitch="variable"/>
    <style:font-face style:name="DejaVu Sans1" svg:font-family="'DejaVu Sans'" style:font-adornments="Bold" style:font-family-generic="swiss" style:font-pitch="variable"/>
    <style:font-face style:name="DejaVu Sans" svg:font-family="'DejaVu Sans'" style:font-adornments="Book" style:font-family-generic="swiss" style:font-pitch="variable"/>
    <style:font-face style:name="DejaVu Sans Light" svg:font-family="'DejaVu Sans Light'" style:font-adornments="ExtraLight" style:font-family-generic="swiss" style:font-pitch="variable"/>
    <style:font-face style:name="Droid Sans" svg:font-family="'Droid Sans'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zxx" fo:country="none" style:letter-kerning="true" style:font-name-asian="SimSun" style:font-size-asian="10.5pt" style:language-asian="zxx" style:country-asian="none" style:font-name-complex="Mangal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0.5pt" style:language-asian="zxx" style:country-asian="none" style:font-name-complex="Mangal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402in" loext:contextual-spacing="false" fo:line-height="135%" fo:text-align="justify" style:justify-single-word="false"/>
      <style:text-properties style:font-name="DejaVu Sans" fo:font-family="'DejaVu Sans'" style:font-style-name="Book" style:font-family-generic="swiss" style:font-pitch="variable" fo:font-size="84%" style:font-size-asian="10.5pt"/>
    </style:style>
    <style:style style:name="Heading" style:family="paragraph" style:parent-style-name="Standard" style:next-style-name="Text_20_body" style:auto-update="true" style:class="text" style:master-page-name="">
      <style:paragraph-properties fo:margin-top="0in" fo:margin-bottom="0.0799in" loext:contextual-spacing="false" fo:line-height="100%" fo:text-align="start" style:justify-single-word="false" style:page-number="auto" fo:padding="0in" fo:border="none" style:shadow="none" fo:keep-with-next="always" style:join-border="true"/>
      <style:text-properties style:font-name="DejaVu Sans1" fo:font-family="'DejaVu Sans'" style:font-style-name="Bold" style:font-family-generic="swiss" style:font-pitch="variable" fo:font-size="22pt" fo:font-weight="bold" style:font-name-asian="Microsoft YaHei" style:font-family-asian="'Microsoft YaHei'" style:font-family-generic-asian="system" style:font-pitch-asian="variable" style:font-size-asian="22pt" style:font-name-complex="Mangal" style:font-family-complex="Mangal" style:font-family-generic-complex="system" style:font-pitch-complex="variable" style:font-size-complex="22pt"/>
    </style:style>
    <style:style style:name="Text_20_body" style:display-name="Text body" style:family="paragraph" style:parent-style-name="Standard" style:auto-update="true" style:class="text">
      <style:paragraph-properties fo:margin-top="0in" fo:margin-bottom="0.1374in" loext:contextual-spacing="false" fo:line-height="135%" fo:text-align="end" style:justify-single-word="false" style:shadow="none"/>
      <style:text-properties style:font-name="Droid Sans" fo:font-family="'Droid Sans'" style:font-style-name="Normal" style:font-family-generic="swiss" style:font-pitch="variable" fo:font-size="10.0500001907349pt" fo:font-weight="bold" style:font-size-asian="10.5pt" style:font-weight-asian="bold" style:font-weight-complex="bold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0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auto-update="true" style:default-outline-level="1" style:class="text" style:master-page-name="">
      <style:paragraph-properties fo:margin-left="0.0799in" fo:margin-right="0.0799in" fo:margin-top="0in" fo:margin-bottom="0.0799in" loext:contextual-spacing="false" fo:text-align="start" style:justify-single-word="false" fo:text-indent="0in" style:auto-text-indent="false" style:page-number="auto" fo:padding="0in" fo:border="none" style:shadow="none" style:join-border="false"/>
      <style:text-properties fo:color="#666666" style:font-name="DejaVu Sans Light" fo:font-family="'DejaVu Sans Light'" style:font-style-name="ExtraLight" style:font-family-generic="swiss" style:font-pitch="variable" fo:font-size="40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auto-update="true" style:default-outline-level="2" style:class="text" style:master-page-name="">
      <style:paragraph-properties fo:margin-left="0.05in" fo:margin-right="0.05in" fo:margin-top="0.05in" fo:margin-bottom="0.05in" loext:contextual-spacing="false" fo:text-align="justify" style:justify-single-word="false" fo:text-indent="0in" style:auto-text-indent="false" style:page-number="auto" fo:padding="0.05in" fo:border-left="none" fo:border-right="none" fo:border-top="none" fo:border-bottom="0.06pt solid #000000" style:shadow="none" style:join-border="false">
        <style:tab-stops/>
      </style:paragraph-properties>
      <style:text-properties fo:color="#4c4c4c" fo:font-size="10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auto-update="true" style:default-outline-level="3" style:class="text">
      <style:paragraph-properties fo:margin-left="0.05in" fo:margin-right="0.05in" fo:margin-top="0.0898in" fo:margin-bottom="0.0898in" loext:contextual-spacing="false" fo:text-align="end" style:justify-single-word="false" fo:text-indent="0in" style:auto-text-indent="false" fo:padding="0in" fo:border="none" style:shadow="none" style:join-border="false">
        <style:tab-stops/>
      </style:paragraph-properties>
      <style:text-properties fo:color="#b3b3b3" fo:font-size="10pt" fo:font-weight="normal" style:font-size-asian="14pt" style:font-weight-asian="normal" style:font-size-complex="14pt" style:font-weight-complex="normal"/>
    </style:style>
    <style:style style:name="Heading_20_4" style:display-name="Heading 4" style:family="paragraph" style:parent-style-name="Heading" style:next-style-name="Text_20_body" style:auto-update="true" style:default-outline-level="4" style:class="text">
      <style:paragraph-properties fo:margin-left="0.05in" fo:margin-right="0.05in" fo:margin-top="0.05in" fo:margin-bottom="0.05in" loext:contextual-spacing="false" fo:text-align="justify" style:justify-single-word="false" fo:text-indent="0in" style:auto-text-indent="false" fo:padding="0in" fo:border="none" style:shadow="none" style:join-border="false">
        <style:tab-stops/>
      </style:paragraph-properties>
      <style:text-properties fo:font-size="9pt" fo:font-style="normal" style:text-underline-style="none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auto-update="true" style:default-outline-level="5" style:class="text">
      <style:paragraph-properties fo:text-align="justify" style:justify-single-word="false" fo:padding="0in" fo:border="none" style:shadow="none" style:join-border="false"/>
      <style:text-properties fo:font-size="63%" style:text-underline-style="solid" style:text-underline-width="auto" style:text-underline-color="font-color" fo:font-weight="150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auto-update="true" style:default-outline-level="6" style:class="text">
      <style:paragraph-properties fo:text-align="justify" style:justify-single-word="false" fo:padding="0in" fo:border="none" style:shadow="none" style:join-border="false"/>
      <style:text-properties fo:font-size="63%" style:text-underline-style="solid" style:text-underline-width="auto" style:text-underline-color="font-color" fo:font-weight="150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auto-update="true" style:default-outline-level="7" style:class="text">
      <style:paragraph-properties fo:text-align="justify" style:justify-single-word="false" fo:padding="0in" fo:border="none" style:shadow="none" style:join-border="false"/>
      <style:text-properties fo:font-size="63%" style:text-underline-style="solid" style:text-underline-width="auto" style:text-underline-color="font-color" fo:font-weight="150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auto-update="true" style:default-outline-level="8" style:class="text">
      <style:paragraph-properties fo:text-align="justify" style:justify-single-word="false" fo:padding="0in" fo:border="none" style:shadow="none" style:join-border="false"/>
      <style:text-properties fo:font-size="63%" style:text-underline-style="solid" style:text-underline-width="auto" style:text-underline-color="font-color" fo:font-weight="150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auto-update="true" style:default-outline-level="9" style:class="text">
      <style:paragraph-properties fo:text-align="justify" style:justify-single-word="false" fo:padding="0in" fo:border="none" style:shadow="none" style:join-border="false"/>
      <style:text-properties fo:font-size="63%" style:text-underline-style="solid" style:text-underline-width="auto" style:text-underline-color="font-color" fo:font-weight="150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auto-update="true" style:default-outline-level="10" style:class="text">
      <style:paragraph-properties fo:text-align="justify" style:justify-single-word="false" fo:padding="0in" fo:border="none" style:shadow="none" style:join-border="false"/>
      <style:text-properties fo:font-size="63%" style:text-underline-style="solid" style:text-underline-width="auto" style:text-underline-color="font-color" fo:font-weight="150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Preformatted_20_Text" style:display-name="Preformatted Text" style:family="paragraph" style:parent-style-name="Text_20_body" style:auto-update="true" style:class="html" style:master-page-name="">
      <style:paragraph-properties fo:margin-top="0in" fo:margin-bottom="0in" loext:contextual-spacing="false" style:page-number="auto" fo:padding="0.0193in" fo:border="0.06pt solid #000000" style:shadow="none">
        <style:tab-stops/>
      </style:paragraph-properties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Addressee" style:family="paragraph" style:parent-style-name="Standard" style:class="extra">
      <style:paragraph-properties fo:margin-top="0in" fo:margin-bottom="0.0417in" loext:contextual-spacing="false"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Illustration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fo:margin-left="0.05in" fo:margin-right="0.05in" fo:margin-top="0.05in" fo:margin-bottom="0.05in" loext:contextual-spacing="false" fo:line-height="100%" fo:text-align="start" style:justify-single-word="false" fo:text-indent="0in" style:auto-text-indent="false" style:shadow="none" text:number-lines="false" text:line-number="0"/>
      <style:text-properties fo:font-size="9pt" style:font-size-asian="10.5pt"/>
    </style:style>
    <style:style style:name="Table" style:family="paragraph" style:parent-style-name="Caption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Source_20_Text" style:display-name="Source Text" style:family="text">
      <style:text-properties style:font-name="Droid Sans Mono" fo:font-family="'Droid Sans Mono'" style:font-style-name="Normal" style:font-family-generic="modern" style:font-pitch="variable" fo:font-size="10pt" style:font-name-asian="NSimSun" style:font-family-asian="NSimSun" style:font-family-generic-asian="modern" style:font-pitch-asian="fixed" style:font-size-asian="10.5pt" style:font-name-complex="Courier New" style:font-family-complex="'Courier New'" style:font-family-generic-complex="modern" style:font-pitch-complex="fixe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 style:auto-update="true">
      <style:graphic-properties text:anchor-type="paragraph" svg:x="0in" svg:y="0in" fo:margin-left="0in" fo:margin-right="0in" fo:margin-top="0in" fo:margin-bottom="0in" style:run-through="background" style:wrap="run-through" style:number-wrapped-paragraphs="no-limit" style:vertical-pos="top" style:vertical-rel="paragraph" style:horizontal-pos="center" style:horizontal-rel="paragraph" draw:fill="none" draw:fill-color="#ffffff" fo:padding="0in" fo:border="none" style:shadow="none" draw:shadow-opacity="100%">
        <style:columns fo:column-count="1" fo:column-gap="0in"/>
      </style:graphic-properties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ist_20_2" style:display-name="List 2">
      <text:list-level-style-bullet text:level="1" text:style-name="Numbering_20_Symbols" text:bullet-char="-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'Droid Sans'" style:font-style-name="Regular" style:font-family-generic="swiss"/>
      </text:list-level-style-bullet>
      <text:list-level-style-bullet text:level="2" text:style-name="Numbering_20_Symbols" text:bullet-char="-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'Droid Sans'" style:font-style-name="Regular" style:font-family-generic="swiss"/>
      </text:list-level-style-bullet>
      <text:list-level-style-bullet text:level="3" text:style-name="Numbering_20_Symbols" text:bullet-char="-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Droid Sans'" style:font-style-name="Regular" style:font-family-generic="swiss"/>
      </text:list-level-style-bullet>
      <text:list-level-style-bullet text:level="4" text:style-name="Numbering_20_Symbols" text:bullet-char="-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'Droid Sans'" style:font-style-name="Regular" style:font-family-generic="swiss"/>
      </text:list-level-style-bullet>
      <text:list-level-style-bullet text:level="5" text:style-name="Numbering_20_Symbols" text:bullet-char="-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'Droid Sans'" style:font-style-name="Regular" style:font-family-generic="swiss"/>
      </text:list-level-style-bullet>
      <text:list-level-style-bullet text:level="6" text:style-name="Numbering_20_Symbols" text:bullet-char="-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'Droid Sans'" style:font-style-name="Regular" style:font-family-generic="swiss"/>
      </text:list-level-style-bullet>
      <text:list-level-style-bullet text:level="7" text:style-name="Numbering_20_Symbols" text:bullet-char="-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'Droid Sans'" style:font-style-name="Regular" style:font-family-generic="swiss"/>
      </text:list-level-style-bullet>
      <text:list-level-style-bullet text:level="8" text:style-name="Numbering_20_Symbols" text:bullet-char="-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'Droid Sans'" style:font-style-name="Regular" style:font-family-generic="swiss"/>
      </text:list-level-style-bullet>
      <text:list-level-style-bullet text:level="9" text:style-name="Numbering_20_Symbols" text:bullet-char="-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Droid Sans'" style:font-style-name="Regular" style:font-family-generic="swiss"/>
      </text:list-level-style-bullet>
      <text:list-level-style-bullet text:level="10" text:style-name="Numbering_20_Symbols" text:bullet-char="-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'Droid Sans'" style:font-style-name="Regular" style:font-family-generic="swiss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5in" fo:margin-bottom="0.5in" fo:margin-left="0.5in" fo:margin-right="0.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6T22:04:46.879106700</meta:creation-date>
    <meta:editing-duration>PT1H31M59S</meta:editing-duration>
    <meta:editing-cycles>68</meta:editing-cycles>
    <meta:generator>LibreOffice/5.0.0.5$Linux_X86_64 LibreOffice_project/00$Build-5</meta:generator>
    <dc:title>curriculum_vitae_v.2</dc:title>
    <meta:initial-creator>Inglourious </meta:initial-creator>
    <dc:date>2016-02-16T23:44:22.709998895</dc:date>
    <dc:creator>Inglourious </dc:creator>
    <meta:document-statistic meta:table-count="1" meta:image-count="0" meta:object-count="0" meta:page-count="1" meta:paragraph-count="53" meta:word-count="224" meta:character-count="1715" meta:non-whitespace-character-count="1478"/>
    <meta:template xlink:type="simple" xlink:actuate="onRequest" xlink:title="curriculum_vitae_v.2" xlink:href="../../../Templates/Personal%20Correspondence%20and%20Documents/curriculum_vitae_v.2.ott" meta:date="2016-02-16T22:04:46.710391881"/>
  </office:meta>
</office:document-meta>
</file>